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c6e17" officeooo:paragraph-rsid="001c6e17" style:font-weight-asian="bold" style:font-weight-complex="bold"/>
    </style:style>
    <style:style style:name="P2" style:family="paragraph" style:parent-style-name="Standard">
      <style:text-properties fo:font-weight="bold" officeooo:rsid="00235221" officeooo:paragraph-rsid="00235221" style:font-weight-asian="bold" style:font-weight-complex="bold"/>
    </style:style>
    <style:style style:name="P3" style:family="paragraph" style:parent-style-name="Standard">
      <style:text-properties fo:font-weight="normal" officeooo:rsid="001c87fc" officeooo:paragraph-rsid="001c87fc" style:font-weight-asian="normal" style:font-weight-complex="normal"/>
    </style:style>
    <style:style style:name="P4" style:family="paragraph" style:parent-style-name="Standard">
      <style:text-properties fo:font-weight="normal" officeooo:rsid="001fdb76" officeooo:paragraph-rsid="001fdb76" style:font-weight-asian="normal" style:font-weight-complex="normal"/>
    </style:style>
    <style:style style:name="P5" style:family="paragraph" style:parent-style-name="Standard">
      <style:text-properties fo:font-weight="normal" officeooo:rsid="001fdb76" officeooo:paragraph-rsid="001fdb76" fo:background-color="transparent" style:font-weight-asian="normal" style:font-weight-complex="normal"/>
    </style:style>
    <style:style style:name="P6" style:family="paragraph" style:parent-style-name="Standard">
      <style:text-properties style:font-name="Liberation Serif" fo:font-weight="normal" officeooo:rsid="002035d1" officeooo:paragraph-rsid="002035d1" style:font-weight-asian="normal" style:font-weight-complex="normal"/>
    </style:style>
    <style:style style:name="P7" style:family="paragraph" style:parent-style-name="Standard">
      <style:text-properties style:font-name="Liberation Serif" fo:font-weight="normal" officeooo:rsid="002035d1" officeooo:paragraph-rsid="0027d97c" style:font-weight-asian="normal" style:font-weight-complex="normal"/>
    </style:style>
    <style:style style:name="P8" style:family="paragraph" style:parent-style-name="Standard">
      <style:text-properties style:font-name="Liberation Serif" fo:font-weight="normal" officeooo:rsid="0020eb03" officeooo:paragraph-rsid="0020eb03" style:font-weight-asian="normal" style:font-weight-complex="normal"/>
    </style:style>
    <style:style style:name="P9" style:family="paragraph" style:parent-style-name="Standard">
      <style:text-properties style:font-name="Liberation Serif" fo:font-weight="normal" officeooo:rsid="0023ae00" officeooo:paragraph-rsid="0023ae00" style:font-weight-asian="normal" style:font-weight-complex="normal"/>
    </style:style>
    <style:style style:name="P10" style:family="paragraph" style:parent-style-name="Standard">
      <style:text-properties style:font-name="Liberation Serif" fo:font-weight="normal" officeooo:rsid="00244777" officeooo:paragraph-rsid="00244777" style:font-weight-asian="normal" style:font-weight-complex="normal"/>
    </style:style>
    <style:style style:name="P11" style:family="paragraph" style:parent-style-name="Standard">
      <style:text-properties style:font-name="Liberation Serif" fo:font-weight="normal" officeooo:rsid="0025df92" officeooo:paragraph-rsid="0025df92" style:font-weight-asian="normal" style:font-weight-complex="normal"/>
    </style:style>
    <style:style style:name="P12" style:family="paragraph" style:parent-style-name="Standard">
      <style:text-properties style:font-name="Liberation Serif" fo:font-weight="normal" officeooo:rsid="00274b77" officeooo:paragraph-rsid="00274b77" style:font-weight-asian="normal" style:font-weight-complex="normal"/>
    </style:style>
    <style:style style:name="P13" style:family="paragraph" style:parent-style-name="Standard">
      <style:text-properties style:font-name="Liberation Serif" fo:font-weight="normal" officeooo:rsid="0027d97c" officeooo:paragraph-rsid="0027d97c" style:font-weight-asian="normal" style:font-weight-complex="normal"/>
    </style:style>
    <style:style style:name="P14" style:family="paragraph" style:parent-style-name="Standard">
      <style:text-properties style:font-name="Liberation Serif" fo:font-weight="bold" officeooo:rsid="00235221" officeooo:paragraph-rsid="00235221" style:font-weight-asian="bold" style:font-weight-complex="bold"/>
    </style:style>
    <style:style style:name="P15" style:family="paragraph" style:parent-style-name="Standard">
      <style:text-properties fo:font-weight="normal" officeooo:rsid="00306e5c" officeooo:paragraph-rsid="00306e5c" style:font-weight-asian="normal" style:font-weight-complex="normal"/>
    </style:style>
    <style:style style:name="P16" style:family="paragraph" style:parent-style-name="Standard">
      <style:text-properties officeooo:paragraph-rsid="001fdb76"/>
    </style:style>
    <style:style style:name="P17" style:family="paragraph" style:parent-style-name="Standard">
      <style:text-properties fo:color="#000000" style:font-name="Monospace" fo:font-size="10pt" fo:font-weight="normal" officeooo:rsid="001fdb76" officeooo:paragraph-rsid="001fdb76" fo:background-color="#e8f2fe" style:font-size-asian="10pt" style:font-weight-asian="normal" style:font-weight-complex="normal"/>
    </style:style>
    <style:style style:name="P18" style:family="paragraph" style:parent-style-name="Standard">
      <style:text-properties fo:color="#000000" style:font-name="Monospace" fo:font-size="10pt" fo:font-weight="normal" officeooo:rsid="00306e5c" officeooo:paragraph-rsid="00306e5c" fo:background-color="#e8f2fe" style:font-size-asian="10pt" style:font-weight-asian="normal" style:font-weight-complex="normal"/>
    </style:style>
    <style:style style:name="P19" style:family="paragraph" style:parent-style-name="Standard">
      <style:text-properties style:font-name="Liberation Serif" fo:font-weight="normal" officeooo:rsid="002035d1" officeooo:paragraph-rsid="001fdb76" style:font-weight-asian="normal" style:font-weight-complex="normal"/>
    </style:style>
    <style:style style:name="P20" style:family="paragraph" style:parent-style-name="Standard">
      <style:text-properties style:font-name="Liberation Serif" fo:font-weight="normal" officeooo:rsid="0032deb5" officeooo:paragraph-rsid="0032deb5" style:font-weight-asian="normal" style:font-weight-complex="normal"/>
    </style:style>
    <style:style style:name="P21" style:family="paragraph" style:parent-style-name="Standard">
      <style:text-properties style:font-name="Liberation Serif" fo:font-weight="normal" officeooo:rsid="00332656" officeooo:paragraph-rsid="00332656" style:font-weight-asian="normal" style:font-weight-complex="normal"/>
    </style:style>
    <style:style style:name="P22" style:family="paragraph" style:parent-style-name="Standard">
      <style:text-properties style:font-name="Liberation Serif" fo:font-weight="bold" officeooo:rsid="00235221" officeooo:paragraph-rsid="00235221" style:font-weight-asian="bold" style:font-weight-complex="bold"/>
    </style:style>
    <style:style style:name="P23" style:family="paragraph" style:parent-style-name="Standard">
      <style:text-properties fo:font-weight="bold" officeooo:rsid="001c6e17" officeooo:paragraph-rsid="001c6e17" style:font-weight-asian="bold" style:font-weight-complex="bold"/>
    </style:style>
    <style:style style:name="P24" style:family="paragraph" style:parent-style-name="Standard">
      <style:text-properties fo:font-weight="bold" officeooo:rsid="00355cf0" officeooo:paragraph-rsid="00355cf0" style:font-weight-asian="bold" style:font-weight-complex="bold"/>
    </style:style>
    <style:style style:name="P25"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1e8221"/>
    </style:style>
    <style:style style:name="T2" style:family="text">
      <style:text-properties fo:color="#000000" style:font-name="Monospace" fo:font-size="10pt" fo:background-color="#e8f2fe" loext:char-shading-value="0" style:font-size-asian="10pt"/>
    </style:style>
    <style:style style:name="T3" style:family="text">
      <style:text-properties fo:color="#000000" style:font-name="Monospace" fo:font-size="10pt" fo:font-style="italic" style:font-size-asian="10pt" style:font-style-asian="italic"/>
    </style:style>
    <style:style style:name="T4" style:family="text">
      <style:text-properties fo:color="#000000" style:font-name="Monospace" fo:font-size="10pt" style:font-size-asian="10pt"/>
    </style:style>
    <style:style style:name="T5" style:family="text">
      <style:text-properties fo:color="#0000c0" style:font-name="Monospace" fo:font-size="10pt" fo:font-style="italic" style:font-size-asian="10pt" style:font-style-asian="italic" fo:background-color="#d4d4d4"/>
    </style:style>
    <style:style style:name="T6" style:family="text">
      <style:text-properties officeooo:rsid="001e8221" fo:background-color="transparent" loext:char-shading-value="0"/>
    </style:style>
    <style:style style:name="T7" style:family="text">
      <style:text-properties officeooo:rsid="002a4c95" fo:background-color="transparent" loext:char-shading-value="0"/>
    </style:style>
    <style:style style:name="T8" style:family="text">
      <style:text-properties officeooo:rsid="00306e5c" fo:background-color="transparent" loext:char-shading-value="0"/>
    </style:style>
    <style:style style:name="T9" style:family="text">
      <style:text-properties officeooo:rsid="00244777"/>
    </style:style>
    <style:style style:name="T10" style:family="text">
      <style:text-properties officeooo:rsid="0025df92"/>
    </style:style>
    <style:style style:name="T11" style:family="text">
      <style:text-properties fo:color="#7f0055" style:font-name="Monospace" fo:font-size="10pt" fo:font-weight="bold" style:font-size-asian="10pt" style:font-weight-asian="bold"/>
    </style:style>
    <style:style style:name="T12" style:family="text">
      <style:text-properties officeooo:rsid="00306e5c"/>
    </style:style>
    <style:style style:name="T13" style:family="text">
      <style:text-properties fo:font-weight="normal" officeooo:rsid="001fdb76" style:font-weight-asian="normal" style:font-weight-complex="normal"/>
    </style:style>
    <style:style style:name="T14" style:family="text">
      <style:text-properties fo:font-weight="normal" officeooo:rsid="001fdb76" fo:background-color="#ffffff" loext:char-shading-value="0" style:font-weight-asian="normal" style:font-weight-complex="normal"/>
    </style:style>
    <style:style style:name="T15" style:family="text">
      <style:text-properties officeooo:rsid="00318ffd"/>
    </style:style>
    <style:style style:name="T16" style:family="text">
      <style:text-properties officeooo:rsid="0032deb5"/>
    </style:style>
    <style:style style:name="T17" style:family="text">
      <style:text-properties officeooo:rsid="00332656"/>
    </style:style>
    <style:style style:name="T18" style:family="text">
      <style:text-properties officeooo:rsid="0033da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redrik Wallström (frewa814) <text:tab/>George Yildiz (geoyi478)</text:p>
      <text:p text:style-name="P1"/>
      <text:p text:style-name="P1"><text:span text:style-name="T15">Part</text:span> 2</text:p>
      <text:p text:style-name="P2"/>
      <text:p text:style-name="P1"/>
      <text:p text:style-name="P1">7.</text:p>
      <text:p text:style-name="P3">We chose to have <text:span text:style-name="T12">10 </text:span>states. They can be seen like a interval in a circle, like a pizza slice with each slice equally large. The reason we chose <text:span text:style-name="T12">10</text:span> is because it seems to learn quicker with less states but we did not want to have too few states because then when it tries to face up it would be happy with a pretty large angle to either left or right side. <text:span text:style-name="T1">This is w</text:span><text:span text:style-name="T6">hy we settle for </text:span><text:span text:style-name="T7">1</text:span><text:span text:style-name="T8">0</text:span><text:span text:style-name="T6"> states. </text:span></text:p>
      <text:p text:style-name="P5"/>
      <text:p text:style-name="P16"><text:span text:style-name="T13">The</text:span><text:span text:style-name="T14"> reward function </text:span><text:span text:style-name="T13">is the following:<text:line-break/><text:line-break/></text:span><text:span text:style-name="T2"><text:tab/></text:span><text:span text:style-name="T11">double</text:span><text:span text:style-name="T4"> angleReward = 0;</text:span></text:p>
      <text:p text:style-name="P25"><text:span text:style-name="T4"><text:tab/><text:tab/></text:span><text:span text:style-name="T11">if</text:span><text:span text:style-name="T4">(Math.</text:span><text:span text:style-name="T3">abs</text:span><text:span text:style-name="T4">(angle) &lt;= </text:span><text:span text:style-name="T5">MAX_ANGLE</text:span><text:span text:style-name="T4">){</text:span></text:p>
      <text:p text:style-name="P25"><text:span text:style-name="T4"><text:tab/><text:tab/><text:tab/>angleReward = 1 - Math.</text:span><text:span text:style-name="T3">abs</text:span><text:span text:style-name="T4">(angle)/</text:span><text:span text:style-name="T5">MAX_ANGLE</text:span><text:span text:style-name="T4">;</text:span></text:p>
      <text:p text:style-name="P4"><text:span text:style-name="T4"><text:tab/><text:tab/>}</text:span></text:p>
      <text:p text:style-name="P17"/>
      <text:p text:style-name="P18"/>
      <text:p text:style-name="P15">So what we do is that we set the reward to 0 and then we look that we are not at a angle that is further away than our max angle, if we are we get 0 reward. Otherwise we get linear reward. <text:span text:style-name="T18">The way we get the reward is that we divide the angle by our MAX_ANGLE (which is 2) meaning that the highest reward we can get is 1 – 0/2 which is 1. The reward is always between 0 and 1.</text:span></text:p>
      <text:p text:style-name="P19"/>
      <text:p text:style-name="P6"/>
      <text:p text:style-name="P8">Here we try to explain the different components in the Q-learning update:</text:p>
      <text:p text:style-name="P8"/>
      <text:p text:style-name="P9">So the first term is <text:span text:style-name="T9">the old value. <text:s/>This old value will be changed based on what we learn. So if we look at the second term we have alpha which is a constant that determines how much weight we should put in the newly learned value. In our code we can see that alpha is larger when we have had few tests on a state-action combination. This will decrease the more tests that are done meaning that the first term, old value, will be more reliable. </text:span></text:p>
      <text:p text:style-name="P9"/>
      <text:p text:style-name="P10">Then we have the new value that is calculated by taking the reward + discount factor * max Q(s', a') <text:s/>where the max term is where we chose an action that gives us the largest Q value from state s'. So the discount factor decides how much weight the max term should have, if it is 0 we don't care about how the future looks like, we only care about current rewards. The higher discount factor the more we take the future into account. So the max term is basically that we are looking into the future a little. <text:span text:style-name="T10">This addition is the new learned value and what we do is at last we subtract the old value. So we basically get a difference between the old value and the newly learned one. </text:span></text:p>
      <text:p text:style-name="P10"/>
      <text:p text:style-name="P11">So the new Qvalue for a state is the old one plus the difference between the learned value and the old value.</text:p>
      <text:p text:style-name="P11"/>
      <text:p text:style-name="P12">8.</text:p>
      <text:p text:style-name="P13">When we start the game we face straight up and we immediately turn the exploration off. This will mean that when we do the Q update the first time we will get a Q value. Then when the selectAction method is ran it will chose the action that is “do nothing” because the reward is as biggest as when we start (facing straight up). So we will continue to be in the same state all the time <text:span text:style-name="T15">because we wont explore any other states,</text:span> this is why nothing happen<text:span text:style-name="T15">s.</text:span></text:p>
      <text:p text:style-name="P7"/>
      <text:p text:style-name="P14"><text:s/><text:span text:style-name="T16">Part 3</text:span></text:p>
      <text:p text:style-name="P20">Here is how we did for the last part to make it hover. So we have the same amount of states as we <text:soft-page-break/>had for the first part with the angles. For the VX we have 4 states and for VY we have 6 states. This number are chosen in a way where we found the hover to give us the best result. We have played around with these numbers a bit depending on the results we have gotten when we have simulated. We have 5 actions and we have also tried to have 7 actions but it took to long to converge. <text:span text:style-name="T17">The way we calculate the rewards for the VX and VY is exactly the same as we calculate the reward for the angle (as the code above). We add all rewards together but a thing we did different here compared to the task 2 is that on each reward we take the power of 2 to make the reward non linear. This way it seemed to learn quicker. The reward are NOT discretized like the states are. This is a tip we got from the assistant because we had some issues before. </text:span></text:p>
      <text:p text:style-name="P20"/>
      <text:p text:style-name="P21">For the angle we have chosen the max angle to be -2 and 2. The real angle can go up to 3 but we chose 2 because it makes more states closer to the goal state and fewer states when we are far away. <text:s/>We have done the same for VX and VY as well. This is also tips we got from the assistant. We have seen that around 1 million simulations we get a result that is good.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4:03:15.606317693</meta:creation-date>
    <meta:generator>LibreOffice/5.0.3.2$Linux_X86_64 LibreOffice_project/00m0$Build-2</meta:generator>
    <dc:date>2016-10-05T09:29:32.696194238</dc:date>
    <meta:editing-duration>PT2H14M57S</meta:editing-duration>
    <meta:editing-cycles>24</meta:editing-cycles>
    <meta:document-statistic meta:table-count="0" meta:image-count="0" meta:object-count="0" meta:page-count="2" meta:paragraph-count="18" meta:word-count="812" meta:character-count="4062" meta:non-whitespace-character-count="3248"/>
  </office:meta>
</office:document-meta>
</file>